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ILTON TICO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ICOLA LA FRONTERA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LATA, MILTON JESU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TICONA CALIZAYA, MELITON PORFIRI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3</text:p>
          </table:table-cell>
        </table:table-row>
        <table:table-row>
          <table:table-cell table:style-name="Tabla1.A2" office:value-type="float" office:value="0">
            <text:p text:style-name="P7">GALLINAS ROJAS</text:p>
          </table:table-cell>
          <table:table-cell table:style-name="Tabla1.B2" office:value-type="string">
            <text:p text:style-name="P9">Cant.Cajas: <text:span text:style-name="T11">5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1142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0:20:2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